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ctivityGenerator.failureHandlinExtensibilityElement( OActivity output , BpelObject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ActivityGenerator.setContext( Compiler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ctivityGenerator.defaultExtensibilityElements( OActivity output , BpelObject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